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cde5" officeooo:paragraph-rsid="000ecde5"/>
    </style:style>
    <style:style style:name="P2" style:family="paragraph" style:parent-style-name="Standard">
      <style:text-properties style:text-underline-style="solid" style:text-underline-width="auto" style:text-underline-color="font-color" officeooo:rsid="0019c80e" officeooo:paragraph-rsid="0019c80e"/>
    </style:style>
    <style:style style:name="P3" style:family="paragraph" style:parent-style-name="Standard">
      <style:text-properties style:text-underline-style="none" officeooo:rsid="000f85cd" officeooo:paragraph-rsid="000f85cd"/>
    </style:style>
    <style:style style:name="P4" style:family="paragraph" style:parent-style-name="Standard">
      <style:text-properties style:text-underline-style="none" officeooo:rsid="000ecde5" officeooo:paragraph-rsid="000ecde5"/>
    </style:style>
    <style:style style:name="P5" style:family="paragraph" style:parent-style-name="Standard">
      <style:text-properties style:text-underline-style="none" officeooo:rsid="0014a1f1" officeooo:paragraph-rsid="0014a1f1"/>
    </style:style>
    <style:style style:name="P6" style:family="paragraph" style:parent-style-name="Standard">
      <style:text-properties style:text-underline-style="none" officeooo:rsid="00184986" officeooo:paragraph-rsid="00184986"/>
    </style:style>
    <style:style style:name="P7" style:family="paragraph" style:parent-style-name="Standard">
      <style:text-properties style:text-underline-style="none" officeooo:rsid="001993c6" officeooo:paragraph-rsid="001993c6"/>
    </style:style>
    <style:style style:name="P8" style:family="paragraph" style:parent-style-name="Standard">
      <style:text-properties style:text-underline-style="none" officeooo:rsid="0019c80e" officeooo:paragraph-rsid="0019c80e"/>
    </style:style>
    <style:style style:name="P9" style:family="paragraph" style:parent-style-name="Standard">
      <style:text-properties style:text-underline-style="none" officeooo:rsid="0014a1f1" officeooo:paragraph-rsid="0014a1f1"/>
    </style:style>
    <style:style style:name="P10" style:family="paragraph" style:parent-style-name="Standard">
      <style:text-properties style:text-underline-style="none" officeooo:rsid="0020b2cd" officeooo:paragraph-rsid="0020b2cd"/>
    </style:style>
    <style:style style:name="T1" style:family="text">
      <style:text-properties style:text-underline-style="none"/>
    </style:style>
    <style:style style:name="T2" style:family="text">
      <style:text-properties officeooo:rsid="001b3871"/>
    </style:style>
    <style:style style:name="T3" style:family="text">
      <style:text-properties officeooo:rsid="001c0105"/>
    </style:style>
    <style:style style:name="T4" style:family="text">
      <style:text-properties officeooo:rsid="001efc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Enguita Lopez<text:span text:style-name="T1"> </text:span></text:p>
      <text:p text:style-name="P3"/>
      <text:p text:style-name="P3">Gastro Cervecería</text:p>
      <text:p text:style-name="P4"/>
      <text:p text:style-name="P7">Espero que estos links sirvan al menos para acceder a las cosas...</text:p>
      <text:p text:style-name="P4"/>
      <text:p text:style-name="P1"><text:a xlink:type="simple" xlink:href="https://github.com/celiessh/Cerveceria-Artesanal-Trabajo-1eva.git" text:style-name="Internet_20_link" text:visited-style-name="Visited_20_Internet_20_Link"><text:span text:style-name="T1">https://github.com/celiessh/Cerveceria-Artesanal-Trabajo-1eva.git</text:span></text:a></text:p>
      <text:p text:style-name="P1"><text:a xlink:type="simple" xlink:href="mailto:git@github.com" text:style-name="Internet_20_link" text:visited-style-name="Visited_20_Internet_20_Link">git@github.com</text:a><text:span text:style-name="T1">:celiessh/Cerveceria-Artesanal-Trabajo-1eva.git</text:span></text:p>
      <text:p text:style-name="P4">gh repo clone celiessh/Cerveceria-Artesanal-Trabajo-1eva</text:p>
      <text:p text:style-name="P1"/>
      <text:p text:style-name="P2"/>
      <text:p text:style-name="P8">Estos nada, <text:span text:style-name="T2">unas pocas </text:span>cosas <text:span text:style-name="T2">de las </text:span>que intente</text:p>
      <text:p text:style-name="P1"/>
      <text:p text:style-name="P1"><text:a xlink:type="simple" xlink:href="https://stackoverflow.com/questions/27268205/how-to-create-virtual-host-on-xampp" text:style-name="Internet_20_link" text:visited-style-name="Visited_20_Internet_20_Link">https://stackoverflow.com/questions/27268205/how-to-create-virtual-host-on-xampp</text:a></text:p>
      <text:p text:style-name="P1"><text:a xlink:type="simple" xlink:href="https://www.cloudways.com/blog/configure-virtual-host-on-windows-10-for-wordpress/" text:style-name="Internet_20_link" text:visited-style-name="Visited_20_Internet_20_Link">https://www.cloudways.com/blog/configure-virtual-host-on-windows-10-for-wordpress/</text:a></text:p>
      <text:p text:style-name="P1"><text:a xlink:type="simple" xlink:href="https://www.mclibre.org/consultar/php/otros/php-configuracion-1.html" text:style-name="Internet_20_link" text:visited-style-name="Visited_20_Internet_20_Link">https://www.mclibre.org/consultar/php/otros/php-configuracion-1.html</text:a></text:p>
      <text:p text:style-name="P1"/>
      <text:p text:style-name="P5">Anotaciones:</text:p>
      <text:p text:style-name="P10">AHORA FUNCIONA PERO DEJO EL RESTO IGUAL</text:p>
      <text:p text:style-name="P5"/>
      <text:p text:style-name="P5">Pensaba en poner aquí cosas como nombre de la base de datos, que era en xampp, que phpmyadmin es con root y sin contraseña, la configuración de archivos de configuración de apache, xampp y el sistema operativo; pero como no lo he podido configurar, lo único que funciona y que se que funciona es home, el inicio de la web, todo lo demás sin testear pues no lo encuentra el servidor.</text:p>
      <text:p text:style-name="P5"/>
      <text:p text:style-name="P6">Base de datos cerveceria <text:span text:style-name="T3">(phpmyadmin pasaba de añadirme ninguna constraint para los tipos de cerveza, eso lo tuve que hacer en el formulario </text:span><text:span text:style-name="T4">y si cervecería sin la tilde</text:span><text:span text:style-name="T3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6T22:39:12.214000000</dc:date>
    <meta:editing-duration>PT3H18M16S</meta:editing-duration>
    <meta:editing-cycles>17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4" meta:word-count="143" meta:character-count="1166" meta:non-whitespace-character-count="1036"/>
  </office:meta>
</office:document-meta>
</file>